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1b7f" officeooo:paragraph-rsid="00331b7f"/>
    </style:style>
    <style:style style:name="P2" style:family="paragraph" style:parent-style-name="Text_20_body">
      <style:text-properties officeooo:paragraph-rsid="00365c51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Heading_20_3">
      <style:text-properties officeooo:paragraph-rsid="00365c51"/>
    </style:style>
    <style:style style:name="P5" style:family="paragraph" style:parent-style-name="Heading_20_1" style:master-page-name="Right_20_Page">
      <style:paragraph-properties style:page-number="auto"/>
      <style:text-properties officeooo:rsid="00366e81" officeooo:paragraph-rsid="00366e81"/>
    </style:style>
    <style:style style:name="T1" style:family="text">
      <style:text-properties officeooo:rsid="003548ab"/>
    </style:style>
    <style:style style:name="T2" style:family="text">
      <style:text-properties officeooo:rsid="00365c51"/>
    </style:style>
    <style:style style:name="T3" style:family="text">
      <style:text-properties officeooo:rsid="0036c1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o Find A Friend</text:h>
      <text:p text:style-name="P3">(<text:span text:style-name="T1">Tom Petty</text:span>)</text:p>
      <text:p text:style-name="P1">Capo <text:span text:style-name="T1">3 (Capo 5 Recording)</text:span></text:p>
      <text:p text:style-name="Heading_20_3">[INTRO]</text:p>
      <text:p text:style-name="Text_20_body">C G C <text:s text:c="3"/>G C <text:s text:c="3"/>G C</text:p>
      <text:p text:style-name="Heading_20_3">[VERSE 1]</text:p>
      <text:p text:style-name="Text_20_body"><text:s text:c="7"/>G <text:s text:c="12"/>C <text:s text:c="7"/>G <text:s text:c="7"/>C <text:s text:c="2"/></text:p>
      <text:p text:style-name="Text_20_body">In the middle of his life, <text:span text:style-name="T3">h</text:span>e left his wife</text:p>
      <text:p text:style-name="Text_20_body"><text:s text:c="4"/>Em <text:s text:c="11"/>Am <text:s text:c="2"/>Em <text:s text:c="8"/>Am <text:s text:c="2"/>D</text:p>
      <text:p text:style-name="Text_20_body">And ran off to be bad, <text:span text:style-name="T3">b</text:span>oy it was sad</text:p>
      <text:p text:style-name="Text_20_body"><text:s text:c="7"/>G <text:s text:c="11"/>C <text:s text:c="3"/>G <text:s text:c="10"/>C <text:s text:c="2"/></text:p>
      <text:p text:style-name="Text_20_body">But he bought a new car, <text:span text:style-name="T3">f</text:span>ound a new bar</text:p>
      <text:p text:style-name="P2"><text:s text:c="9"/>Em <text:s text:c="11"/>Am <text:s text:c="5"/>Em <text:s text:c="15"/>Am <text:s text:c="2"/>D</text:p>
      <text:p text:style-name="P2">And went under another name, <text:span text:style-name="T3">c</text:span>reated a whole new game</text:p>
      <text:p text:style-name="Heading_20_3"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2"/>Am C F</text:p>
      <text:p text:style-name="Text_20_body">It's hard to find a friend</text:p>
      <text:p text:style-name="Heading_20_3">[VERSE 2]</text:p>
      <text:p text:style-name="Text_20_body">G <text:s text:c="8"/>C <text:s text:c="8"/>G <text:s text:c="8"/>C <text:s text:c="2"/></text:p>
      <text:p text:style-name="Text_20_body">Meanwhile then, <text:span text:style-name="T3">h</text:span>is wife's boyfriend </text:p>
      <text:p text:style-name="Text_20_body"><text:s text:c="6"/>Em <text:s text:c="18"/>Am <text:s text:c="4"/></text:p>
      <text:p text:style-name="Text_20_body">Moved in and took over the house</text:p>
      <text:p text:style-name="Text_20_body"><text:s text:c="5"/>Em <text:s text:c="17"/>Am <text:s text:c="3"/>D</text:p>
      <text:p text:style-name="Text_20_body">Everybody was quiet as a mouse</text:p>
      <text:p text:style-name="P2"><text:s text:c="7"/>G <text:s text:c="12"/>C <text:s text:c="5"/>G <text:s text:c="12"/>C</text:p>
      <text:p text:style-name="P2">And it changed their lives, <text:span text:style-name="T3">c</text:span>hanged their plans</text:p>
      <text:p text:style-name="P2">Em <text:s text:c="14"/>Am <text:s text:c="4"/>Em <text:s text:c="22"/>Am <text:s text:c="2"/>D</text:p>
      <text:p text:style-name="P2">Slowly they grew apart, <text:span text:style-name="T2">b</text:span>oy it woulda broke your heart</text:p>
      <text:p text:style-name="Heading_20_3"><text:soft-page-break/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2"/>Am C F</text:p>
      <text:p text:style-name="Text_20_body">It's hard to find a friend</text:p>
      <text:p text:style-name="Heading_20_3">[INSTRUMENTAL]</text:p>
      <text:p text:style-name="Text_20_body">G C G C <text:s text:c="4"/>Em Am Em Am D D D</text:p>
      <text:p text:style-name="Heading_20_3"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4"/>C <text:s/>Am <text:s/></text:p>
      <text:p text:style-name="Text_20_body">It's hard to find a friend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P2"><text:s text:c="24"/>C <text:s text:c="4"/></text:p>
      <text:p text:style-name="Text_20_body">It's hard to find a friend</text:p>
      <text:p text:style-name="P4">[OUTRO]</text:p>
      <text:p text:style-name="P2">C Am C F Em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7M18S</meta:editing-duration>
    <meta:editing-cycles>42</meta:editing-cycles>
    <meta:generator>LibreOffice/6.0.1.1$MacOSX_X86_64 LibreOffice_project/60bfb1526849283ce2491346ed2aa51c465abfe6</meta:generator>
    <dc:title>Lyrics + Chords</dc:title>
    <dc:date>2018-03-27T09:04:57.351836407</dc:date>
    <meta:print-date>2017-04-03T12:23:29.985893000</meta:print-date>
    <meta:document-statistic meta:table-count="0" meta:image-count="0" meta:object-count="0" meta:page-count="2" meta:paragraph-count="64" meta:word-count="329" meta:character-count="1932" meta:non-whitespace-character-count="101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